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0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452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3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1020" table:default-cell-style-name="ce3"/>
        <table:table-row table:style-name="ro1">
          <table:table-cell table:style-name="ce1" office:value-type="string" calcext:value-type="string" table:number-columns-spanned="5" table:number-rows-spanned="1">
            <text:p>MOAKS FNIH SQxx Comparative Result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all_subjects_in_all_follow_ups</text:p>
          </table:table-cell>
          <table:table-cell office:value-type="string" calcext:value-type="string">
            <text:p>600X41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all_moaks_zero_sq00_01</text:p>
          </table:table-cell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l_moaks_zero_sq00_01_03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l_moaks_one_sq00_01</text:p>
          </table:table-cell>
          <table:table-cell office:value-type="float" office:value="446" calcext:value-type="float">
            <text:p>4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l_moaks_one_sq00_01_03</text:p>
          </table:table-cell>
          <table:table-cell office:value-type="float" office:value="442" calcext:value-type="float">
            <text:p>44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l_moaks_zero_sq00_one_0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l_moaks_zero_sq00_01_one_03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all_moaks_BML_zero_sq00_one_0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ll_moaks_BML_zero_sq0001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_moaks_BML_zero_sq00_01_one_0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ll_moaks_BML_zero_sq000103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_moaks_Osteo_zero_sq00_one_0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ll_moaks_Osteo_zero_sq0001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_moaks_Osteo_zero_sq00_01_one_0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ll_moaks_Osteo_zero_sq000103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_moaks_FullTCL_zero_sq00_one_0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l_moaks_FullTCL_zero_sq0001</text:p>
          </table:table-cell>
          <table:table-cell office:value-type="float" office:value="504" calcext:value-type="float">
            <text:p>5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_moaks_FullTCL_zero_sq00_01_one_0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ll_moaks_FullTCL_zero_sq000103</text:p>
          </table:table-cell>
          <table:table-cell office:value-type="float" office:value="483" calcext:value-type="float">
            <text:p>4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_moaks_PartialTCL_zero_sq00_one_0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l_moaks_PartialTCL_zero_sq0001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_moaks_PartialTCL_zero_sq00_01_one_0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l_moaks_PartialTCL_zero_sq000103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_moaks_AnyTCL_zero_sq00_one_sq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l_moaks_AnyTCL_zero_sq0001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_moaks_AnyTCL_zero_sq00_01_one_sq0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l_moaks_AnyTCL_zero_sq000103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_moaks_Meniscus_zero_sq00_one_0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ll_moaks_Meniscus_zero_sq0001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_moaks_Meniscus_zero_sq00_01_one_0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ll_moaks_Meniscus_zero_sq000103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4:06:31.683158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2:38:36.765036095</meta:creation-date>
    <dc:date>2021-12-09T14:12:22.788414424</dc:date>
    <meta:editing-duration>PT6M38S</meta:editing-duration>
    <meta:editing-cycles>2</meta:editing-cycles>
    <meta:generator>LibreOffice/6.4.7.2$Linux_X86_64 LibreOffice_project/40$Build-2</meta:generator>
    <meta:document-statistic meta:table-count="1" meta:cell-count="63" meta:object-count="0"/>
  </office:meta>
</office:document-meta>
</file>